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19mm"/>
    </style:style>
    <style:style style:name="co2" style:family="table-column">
      <style:table-column-properties fo:break-before="auto" style:column-width="29.1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clube_partida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clube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América - M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lético - 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lético - P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hia - B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tafogo - RJ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eará - C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apecoense - S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rinthians - S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ruzeiro - M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lamengo - RJ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luminense - RJ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êmio - R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nternacional - R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almeiras - SP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araná - P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antos - SP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ão Paulo - SP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port - P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Vasco da Gama - RJ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itória - BA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lube_rodada" table:style-name="ta1"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lube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América-M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lético-M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lético-P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otafog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eará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apecoens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orinthian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ruzeir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lamengo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luminen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Grêmio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nternacional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almeira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anto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por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Vasc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itória</text:p>
          </table:table-cell>
          <table:table-cell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4">00/00/0000</text:date>, <text:time style:data-style-name="N2" text:time-value="16:28:58.8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5:04:00.249000000</meta:creation-date>
    <dc:date>2018-09-14T16:31:35.013000000</dc:date>
    <meta:editing-duration>PT10M7S</meta:editing-duration>
    <meta:editing-cycles>4</meta:editing-cycles>
    <meta:generator>LibreOffice/6.0.4.2$Windows_X86_64 LibreOffice_project/9b0d9b32d5dcda91d2f1a96dc04c645c450872bf</meta:generator>
    <meta:document-statistic meta:table-count="2" meta:cell-count="84" meta:object-count="0"/>
  </office:meta>
</office:document-meta>
</file>